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74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619cm" fo:min-width="0.504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373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358cm" draw:marker-start-center="false" draw:marker-end-width="0.358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5cm" svg:height="0.624cm" svg:x="12.13cm" svg:y="12.825cm">
            <draw:text-box>
              <text:p text:style-name="P1"><text:span text:style-name="T1">P</text:span></text:p>
            </draw:text-box>
          </draw:frame>
          <draw:frame draw:style-name="gr1" draw:text-style-name="P2" draw:layer="layout" svg:width="0.348cm" svg:height="0.624cm" svg:x="9.372cm" svg:y="16.1cm">
            <draw:text-box>
              <text:p text:style-name="P1"><text:span text:style-name="T1">S</text:span></text:p>
            </draw:text-box>
          </draw:frame>
          <draw:frame draw:style-name="gr2" draw:text-style-name="P2" draw:layer="layout" svg:width="1.069cm" svg:height="0.869cm" draw:transform="rotate (0.907396678111852) translate (11.234cm 14.235cm)">
            <draw:text-box>
              <text:p text:style-name="P1"><text:span text:style-name="T1">75°</text:span></text:p>
            </draw:text-box>
          </draw:frame>
          <draw:frame draw:style-name="gr3" draw:text-style-name="P2" draw:layer="layout" svg:width="1.516cm" svg:height="0.624cm" draw:transform="rotate (0.463733982254893) translate (10.394cm 16.158cm)">
            <draw:text-box>
              <text:p text:style-name="P1"><text:span text:style-name="T1">4 cm</text:span></text:p>
            </draw:text-box>
          </draw:frame>
          <draw:frame draw:style-name="gr1" draw:text-style-name="P2" draw:layer="layout" svg:width="0.346cm" svg:height="0.624cm" svg:x="11.932cm" svg:y="15.167cm">
            <draw:text-box>
              <text:p text:style-name="P1"><text:span text:style-name="T1">N</text:span></text:p>
            </draw:text-box>
          </draw:frame>
          <draw:line draw:style-name="gr4" draw:text-style-name="P3" draw:layer="layout" svg:x1="10.835cm" svg:y1="15.862cm" svg:x2="10.899cm" svg:y2="16cm">
            <text:p/>
          </draw:line>
          <draw:line draw:style-name="gr4" draw:text-style-name="P3" draw:layer="layout" svg:x1="10.891cm" svg:y1="15.836cm" svg:x2="10.965cm" svg:y2="15.981cm">
            <text:p/>
          </draw:line>
          <draw:line draw:style-name="gr4" draw:text-style-name="P3" draw:layer="layout" svg:x1="11.985cm" svg:y1="14.366cm" svg:x2="12.14cm" svg:y2="14.375cm">
            <text:p/>
          </draw:line>
          <draw:line draw:style-name="gr4" draw:text-style-name="P3" draw:layer="layout" svg:x1="11.994cm" svg:y1="14.419cm" svg:x2="12.149cm" svg:y2="14.447cm">
            <text:p/>
          </draw:line>
          <draw:path draw:style-name="gr5" draw:text-style-name="P4" draw:layer="layout" svg:width="2.364cm" svg:height="3.165cm" svg:x="9.785cm" svg:y="13.243cm" svg:viewBox="0 0 2365 3166" svg:d="M0 3166c19-109 99-194 176-273 71-76 53-178 154-265 95-81 210-139 245-257 37-124 120-152 201-247 88-97 141-180 229-263 80-79 129-180 191-273s132-175 183-274 143-176 201-273c53-92 120-173 163-275s86-203 164-272c95-85 146-164 201-266 58-106 146-150 229-210l28-18">
            <text:p/>
          </draw:path>
          <draw:path draw:style-name="gr5" draw:text-style-name="P4" draw:layer="layout" svg:width="2.2cm" svg:height="0.974cm" svg:x="9.785cm" svg:y="15.442cm" svg:viewBox="0 0 2201 975" svg:d="M0 967c111 44 173-103 275-90 111 10 185-80 275-111 94-34 182-69 272-110s180-88 256-182c60-77 194-7 273-65 88-62 192-70 284-127s189-107 272-181c77-71 211 7 275-101h19">
            <text:p/>
          </draw:path>
          <draw:path draw:style-name="gr5" draw:text-style-name="P4" draw:layer="layout" svg:width="0.154cm" svg:height="2.199cm" svg:x="11.976cm" svg:y="13.26cm" svg:viewBox="0 0 155 2200" svg:d="M155 0c-16 90-9 183-9 275s-5 189 0 282-12 182-19 274-4 185-25 273 7 189-37 275-21 182-28 274-3 178-18 273-14 182-19 274v-18">
            <text:p/>
          </draw:path>
          <draw:path draw:style-name="gr6" draw:text-style-name="P4" draw:layer="layout" svg:width="0.311cm" svg:height="0.127cm" svg:x="11.807cm" svg:y="13.61cm" svg:viewBox="0 0 312 128" svg:d="M0 0c95 95 176 109 176 122s136 0 136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52:45.977105724</meta:creation-date>
    <dc:date>2018-02-27T14:34:43.337130614</dc:date>
    <meta:editing-duration>PT1M48S</meta:editing-duration>
    <meta:editing-cycles>2</meta:editing-cycles>
    <meta:generator>LibreOffice/6.0.0.3$MacOSX_X86_64 LibreOffice_project/64a0f66915f38c6217de274f0aa8e15618924765</meta:generator>
    <meta:document-statistic meta:object-count="14"/>
  </office:meta>
</office:document-meta>
</file>